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50000036AF206B42A4F85640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9.702cm" svg:x="1.001cm" svg:y="1.11cm">
          <draw:image xlink:href="Pictures/10000000000003650000036AF206B42A4F856400.png" xlink:type="simple" xlink:show="embed" xlink:actuate="onLoad">
            <text:p/>
          </draw:image>
        </draw:frame>
        <draw:line draw:style-name="gr2" draw:text-style-name="P1" draw:layer="layout" svg:x1="10.144cm" svg:y1="1.381cm" svg:x2="8.62cm" svg:y2="20.55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2-06T18:53:00.992091897</dc:date>
    <meta:editing-duration>PT2M5S</meta:editing-duration>
    <meta:editing-cycles>1</meta:editing-cycles>
    <meta:document-statistic meta:object-count="2"/>
    <meta:generator>LibreOffice/5.1.6.2$Linux_X86_64 LibreOffice_project/10m0$Build-2</meta:generator>
  </office:meta>
</office:document-meta>
</file>